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729fcf" draw:textarea-horizontal-align="justify" draw:textarea-vertical-align="middle" draw:auto-grow-height="false" fo:min-height="16.698cm" fo:min-width="6.448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000000" draw:marker-start-width="0.28cm" draw:marker-end="Extrémités_20_de_20_flèche_20_1" draw:marker-end-width="0.38cm" draw:fill="none" draw:textarea-vertical-align="bottom" fo:padding-top="0.152cm" fo:padding-bottom="0.152cm" fo:padding-left="0.277cm" fo:padding-right="0.277cm"/>
      <style:paragraph-properties style:writing-mode="lr-tb"/>
    </style:style>
    <style:style style:name="gr3" style:family="graphic" style:parent-style-name="objectwithoutfill" style:list-style-name="L1">
      <style:graphic-properties svg:stroke-width="0.053cm" svg:stroke-color="#000000" draw:marker-start="Extrémités_20_de_20_flèche_20_1" draw:marker-start-width="0.28cm" draw:marker-end="" draw:marker-end-width="0.38cm" draw:fill="none" draw:textarea-vertical-align="bottom" fo:padding-top="0.152cm" fo:padding-bottom="0.152cm" fo:padding-left="0.277cm" fo:padding-right="0.27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6.679cm"/>
      <style:paragraph-properties style:writing-mode="lr-tb"/>
    </style:style>
    <style:style style:name="P1" style:family="paragraph">
      <loext:graphic-properties draw:fill-color="#729fc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c9211e" loext:opacity="100%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RCHI" draw:style-name="dp1" draw:master-page-name="Standard">
        <draw:custom-shape draw:style-name="gr1" draw:text-style-name="P1" draw:layer="layout" svg:width="7cm" svg:height="17cm" svg:x="10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cm" svg:y1="2.5cm" svg:x2="10cm" svg:y2="2.5cm">
          <text:p text:style-name="P2"><text:span text:style-name="T1">clk</text:span></text:p>
        </draw:line>
        <draw:line draw:style-name="gr2" draw:text-style-name="P3" draw:layer="layout" svg:x1="4cm" svg:y1="3.5cm" svg:x2="10cm" svg:y2="3.5cm">
          <text:p text:style-name="P2"><text:span text:style-name="T1">rst_n</text:span></text:p>
        </draw:line>
        <draw:line draw:style-name="gr2" draw:text-style-name="P3" draw:layer="layout" svg:x1="4cm" svg:y1="5.25cm" svg:x2="10cm" svg:y2="5.25cm">
          <text:p text:style-name="P2"><text:span text:style-name="T1">i_start</text:span></text:p>
        </draw:line>
        <draw:line draw:style-name="gr2" draw:text-style-name="P3" draw:layer="layout" svg:x1="4cm" svg:y1="6.5cm" svg:x2="10cm" svg:y2="6.5cm">
          <text:p text:style-name="P2"><text:span text:style-name="T1">i_loop</text:span></text:p>
        </draw:line>
        <draw:line draw:style-name="gr2" draw:text-style-name="P3" draw:layer="layout" svg:x1="4cm" svg:y1="7.75cm" svg:x2="10cm" svg:y2="7.75cm">
          <text:p text:style-name="P2"><text:span text:style-name="T1">i_start_ptr[G_ADD</text:span><text:span text:style-name="T1">R_WIDTH-1:0]</text:span></text:p>
        </draw:line>
        <draw:line draw:style-name="gr2" draw:text-style-name="P3" draw:layer="layout" svg:x1="4cm" svg:y1="9.25cm" svg:x2="10cm" svg:y2="9.25cm">
          <text:p text:style-name="P2"><text:span text:style-name="T1">i_stop_ptr[G_ADD</text:span><text:span text:style-name="T1">R_WIDTH-1:0]</text:span></text:p>
        </draw:line>
        <draw:line draw:style-name="gr2" draw:text-style-name="P3" draw:layer="layout" svg:x1="4cm" svg:y1="11.25cm" svg:x2="10cm" svg:y2="11.25cm">
          <text:p text:style-name="P2"><text:span text:style-name="T1">i_period[G_PERIO</text:span><text:span text:style-name="T1">D_WIDTH:0]</text:span></text:p>
        </draw:line>
        <draw:line draw:style-name="gr2" draw:text-style-name="P3" draw:layer="layout" svg:x1="4cm" svg:y1="13cm" svg:x2="10cm" svg:y2="13cm">
          <text:p text:style-name="P2"><text:span text:style-name="T1">i_raz</text:span></text:p>
        </draw:line>
        <draw:line draw:style-name="gr2" draw:text-style-name="P3" draw:layer="layout" svg:x1="17cm" svg:y1="3.75cm" svg:x2="23cm" svg:y2="3.75cm">
          <text:p text:style-name="P2"><text:span text:style-name="T1">o_ws2812_data</text:span></text:p>
        </draw:line>
        <draw:line draw:style-name="gr2" draw:text-style-name="P3" draw:layer="layout" svg:x1="17cm" svg:y1="4.75cm" svg:x2="23cm" svg:y2="4.75cm">
          <text:p text:style-name="P2"><text:span text:style-name="T1">o_busy</text:span></text:p>
        </draw:line>
        <draw:line draw:style-name="gr2" draw:text-style-name="P3" draw:layer="layout" svg:x1="17cm" svg:y1="6cm" svg:x2="23cm" svg:y2="6cm">
          <text:p text:style-name="P2"><text:span text:style-name="T1">o_ptr_error</text:span></text:p>
        </draw:line>
        <draw:line draw:style-name="gr2" draw:text-style-name="P3" draw:layer="layout" svg:x1="4cm" svg:y1="14.25cm" svg:x2="10cm" svg:y2="14.25cm">
          <text:p text:style-name="P2"><text:span text:style-name="T1">i_me</text:span></text:p>
        </draw:line>
        <draw:line draw:style-name="gr2" draw:text-style-name="P3" draw:layer="layout" svg:x1="4cm" svg:y1="15.5cm" svg:x2="10cm" svg:y2="15.5cm">
          <text:p text:style-name="P2"><text:span text:style-name="T1">i_we</text:span></text:p>
        </draw:line>
        <draw:line draw:style-name="gr2" draw:text-style-name="P3" draw:layer="layout" svg:x1="4cm" svg:y1="17cm" svg:x2="10cm" svg:y2="17cm">
          <text:p text:style-name="P2"><text:span text:style-name="T1">i_addr[G_ADDR_</text:span><text:span text:style-name="T1">WIDTH – 1:0]</text:span></text:p>
        </draw:line>
        <draw:line draw:style-name="gr2" draw:text-style-name="P3" draw:layer="layout" svg:x1="4cm" svg:y1="18cm" svg:x2="10cm" svg:y2="18cm">
          <text:p text:style-name="P2"><text:span text:style-name="T1">i_wdata</text:span></text:p>
        </draw:line>
        <draw:line draw:style-name="gr3" draw:text-style-name="P4" draw:layer="layout" svg:x1="4cm" svg:y1="18.75cm" svg:x2="10cm" svg:y2="18.75cm">
          <text:p text:style-name="P2"><text:span text:style-name="T1">o_rdata[G_DATA_</text:span><text:span text:style-name="T1">WIDTH-1:0]</text:span></text:p>
        </draw:line>
        <draw:line draw:style-name="gr2" draw:text-style-name="P3" draw:layer="layout" svg:x1="17cm" svg:y1="8cm" svg:x2="23cm" svg:y2="8cm">
          <text:p text:style-name="P2"><text:span text:style-name="T1">o_ws2812_data_do</text:span><text:span text:style-name="T1">ne</text:span></text:p>
        </draw:line>
      </draw:page>
      <draw:page draw:name="Spec" draw:style-name="dp1" draw:master-page-name="Standard">
        <draw:frame draw:style-name="gr4" draw:text-style-name="P6" draw:layer="layout" svg:width="25.5cm" svg:height="17.315cm" svg:x="2.25cm" svg:y="2.071cm">
          <draw:text-box>
            <text:p><text:span text:style-name="T2">Mode i_loop = 0 :</text:span></text:p>
            <text:p><text:span text:style-name="T2"><text:s text:c="2"/></text:span><text:span text:style-name="T2">- Sur un start (Pulse) =&gt; </text:span><text:span text:style-name="T2">envoyer autant de data que </text:span><text:span text:style-name="T2">définit par G_NB_LEDS et </text:span><text:span text:style-name="T2">finir par un RESET (≥ 50 µs)</text:span></text:p>
            <text:p><text:span text:style-name="T2"><text:s text:c="2"/></text:span><text:span text:style-name="T2">- Latch de start_ptr et </text:span><text:span text:style-name="T2">stop_ptr. stop_ptr – start_ptr </text:span><text:span text:style-name="T2">doit etre au minimum egal à </text:span><text:span text:style-name="T2">1 <text:s/></text:span></text:p>
            <text:p><text:span text:style-name="T2"><text:s text:c="2"/></text:span><text:span text:style-name="T2">- Si stop_ptr – start_ptr = 0 </text:span><text:span text:style-name="T2">=&gt; Ne rien générer sur <text:s/></text:span><text:span text:style-name="T2">o_ws2812_data et lever le </text:span><text:span text:style-name="T2">flag o_ptr_error</text:span></text:p>
            <text:p><text:span text:style-name="T2"><text:s text:c="2"/></text:span><text:span text:style-name="T2">- o_ptr_error redescendra </text:span><text:span text:style-name="T2">lors d’un nouveau start et si </text:span><text:span text:style-name="T2">stop_ptr – start_ptr &gt; 0</text:span></text:p>
            <text:p><text:span text:style-name="T2"><text:s text:c="2"/></text:span><text:span text:style-name="T2">- Depiler le nombre de data </text:span><text:span text:style-name="T2">définit par G_NB_LEDS. Si </text:span><text:span text:style-name="T2">stop_ptr – start_ptr &gt; </text:span><text:span text:style-name="T2">G_NB_LEDS =&gt; Pas de </text:span><text:span text:style-name="T2">problèeme les data en trop </text:span><text:span text:style-name="T2">ne seront pas lu</text:span></text:p>
            <text:p><text:span text:style-name="T2"><text:s text:c="2"/></text:span><text:span text:style-name="T2">- Si stop_ptr – last_ptr &gt; 0 et </text:span><text:span text:style-name="T2">&lt; G_NB_LEDS =&gt; On </text:span><text:span text:style-name="T2">reboucle le ptr_addr sur </text:span><text:span text:style-name="T2">start_ptr</text:span></text:p>
            <text:p><text:span text:style-name="T2"><text:s text:c="2"/></text:span><text:span text:style-name="T2">- Pendant la génération =&gt; </text:span><text:span text:style-name="T2">O_busy se lève jusqu’à la fin </text:span><text:span text:style-name="T2">de la génération</text:span></text:p>
            <text:p><text:span text:style-name="T2"><text:s text:c="2"/></text:span><text:span text:style-name="T2">- un start pendant busy =&gt; </text:span><text:span text:style-name="T2">ignoré, pas pris en compte</text:span></text:p>
            <text:p><text:span text:style-name="T2"><text:s text:c="2"/></text:span><text:span text:style-name="T2">- o_busy redescend un fois </text:span><text:span text:style-name="T2">la génération terminé </text:span><text:span text:style-name="T2">(G_NB_LED + RESET)</text:span></text:p>
            <text:p><text:span text:style-name="T2"><text:s text:c="2"/></text:span><text:span text:style-name="T2">- L’écriture de la RAM </text:span><text:span text:style-name="T2">pendant une génération est </text:span><text:span text:style-name="T2">possible mais pas censé </text:span><text:span text:style-name="T2">arriver</text:span></text:p>
            <text:p><text:span text:style-name="T2"><text:s text:c="2"/></text:span><text:span text:style-name="T2">- Un pulse sur </text:span><text:span text:style-name="T2">o_ws2812_done se lève </text:span><text:span text:style-name="T2">lorsque les data sont ecrites </text:span><text:span text:style-name="T2">(avant RESET)</text:span></text:p>
            <text:p><text:span text:style-name="T2"/></text:p>
            <text:p><text:span text:style-name="T2"/></text:p>
            <text:p><text:span text:style-name="T2">Mode i_loop = 1</text:span></text:p>
            <text:p><text:span text:style-name="T2"><text:s text:c="2"/></text:span><text:span text:style-name="T2">- Sur un start (Pulse) =&gt; </text:span><text:span text:style-name="T2">envoyer autant de data que </text:span><text:span text:style-name="T2">définit par G_NB_LEDS et </text:span><text:span text:style-name="T2">finir par un RESET puis </text:span><text:span text:style-name="T2">générer une tempo définit </text:span><text:span text:style-name="T2">par i_period</text:span></text:p>
            <text:p><text:span text:style-name="T2"><text:s text:c="2"/></text:span><text:span text:style-name="T2">- Latch start_ptr, stop_ptr et </text:span><text:span text:style-name="T2">i_period</text:span><text:span text:style-name="T3"> à la fin de la </text:span><text:span text:style-name="T3">génération de la </text:span><text:span text:style-name="T3">tempo ???? ou du </text:span><text:span text:style-name="T3">RESET ? +</text:span><text:span text:style-name="T2"> Ajouter un pulse </text:span><text:span text:style-name="T2">quabd loop terminé ?</text:span></text:p>
            <text:p><text:span text:style-name="T2"><text:s text:c="2"/></text:span><text:span text:style-name="T2">- sur i_lart, si stop_ptr – </text:span><text:span text:style-name="T2">start_ptr = 0 =&gt; lever </text:span><text:span text:style-name="T2">o_ptr_error</text:span></text:p>
            <text:p><text:span text:style-name="T2"><text:s text:c="2"/></text:span><text:span text:style-name="T2">- si pednant le loop si </text:span><text:span text:style-name="T2">stop_ptr – start_ptr = 0 =&gt; ne </text:span><text:span text:style-name="T2">pas commencer la </text:span><text:span text:style-name="T2">génération des data et lever </text:span><text:span text:style-name="T2">o_ptr_error</text:span></text:p>
            <text:p><text:span text:style-name="T2"><text:s text:c="2"/></text:span><text:span text:style-name="T2">- Dépiler le nombre de data, </text:span><text:span text:style-name="T2">reboucler sur start_ptr une </text:span><text:span text:style-name="T2">fois last_ptr <text:s/>reach</text:span></text:p>
            <text:p><text:span text:style-name="T2"><text:s text:c="2"/></text:span><text:span text:style-name="T2">- Stop loop quand i_raz se </text:span><text:span text:style-name="T2">lève</text:span></text:p>
            <text:p text:style-name="P5"><text:span text:style-name="T2">- Un pulse sur </text:span><text:span text:style-name="T2">o_ws2812_done se lève </text:span><text:span text:style-name="T2">lorsque les data sont ecrites </text:span><text:span text:style-name="T2">(avant RESET)</text:span></text:p>
            <text:p text:style-name="P5"><text:span text:style-name="T2"><text:s text:c="2"/></text:span><text:span text:style-name="T2">- Pendant un ongoing, un </text:span><text:span text:style-name="T2">start est ignoré</text:span></text:p>
            <text:p text:style-name="P5"><text:span text:style-name="T2"/></text:p>
            <text:p><text:span text:style-name="T2"/></text:p>
            <text:p><text:span text:style-name="T2">RAZ :</text:span></text:p>
            <text:p><text:span text:style-name="T2"><text:s text:c="2"/></text:span><text:span text:style-name="T2">- i_raz est prio sur i_start</text:span></text:p>
            <text:p><text:span text:style-name="T2"><text:s text:c="2"/></text:span><text:span text:style-name="T2">- pendant un loop, si i_raz </text:span><text:span text:style-name="T2">se lève, on termine de </text:span><text:span text:style-name="T2">générer la data en cours et </text:span><text:span text:style-name="T2">on génère G_NB_DATA à 0 </text:span><text:span text:style-name="T2">+ RESET pattern</text:span></text:p>
            <text:p><text:span text:style-name="T2"><text:s text:c="2"/></text:span><text:span text:style-name="T2">- pendant un i_loop = 0, si </text:span><text:span text:style-name="T2">=&gt; on termine la data en </text:span><text:span text:style-name="T2">cours et on génère </text:span><text:span text:style-name="T2">G_NB_DATA à 0 + RESET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7-29T19:40:40.597828157</meta:creation-date>
    <dc:date>2021-07-30T20:12:17.133479483</dc:date>
    <meta:editing-duration>PT54M48S</meta:editing-duration>
    <meta:editing-cycles>9</meta:editing-cycles>
    <meta:generator>LibreOffice/7.1.4.2$Linux_X86_64 LibreOffice_project/e19c8e005a853514adc94ef87a3fca3f43994787</meta:generator>
    <meta:document-statistic meta:object-count="19"/>
  </office:meta>
</office:document-meta>
</file>